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Dimension_20_Lines"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3.683cm" svg:x="5.699cm" svg:y="4.04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58cm" svg:height="2.358cm" svg:x="7.437cm" svg:y="11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19cm" svg:height="1.11cm" svg:x="8.081cm" svg:y="11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68cm" svg:y1="11.712cm" svg:x2="8.68cm" svg:y2="11.088cm">
            <text:p/>
          </draw:line>
          <draw:line draw:style-name="gr3" draw:text-style-name="P2" draw:layer="layout" svg:x1="8.727cm" svg:y1="13.445cm" svg:x2="8.727cm" svg:y2="12.821cm">
            <text:p/>
          </draw:line>
          <draw:line draw:style-name="gr3" draw:text-style-name="P2" draw:layer="layout" svg:x1="9.158cm" svg:y1="11.92cm" svg:x2="9.66cm" svg:y2="11.435cm">
            <text:p/>
          </draw:line>
          <draw:line draw:style-name="gr3" draw:text-style-name="P2" draw:layer="layout" svg:x1="9.301cm" svg:y1="12.405cm" svg:x2="9.946cm" svg:y2="12.752cm">
            <text:p/>
          </draw:line>
          <draw:line draw:style-name="gr3" draw:text-style-name="P2" draw:layer="layout" svg:x1="8.154cm" svg:y1="12.613cm" svg:x2="7.652cm" svg:y2="12.89cm">
            <text:p/>
          </draw:line>
          <draw:line draw:style-name="gr3" draw:text-style-name="P2" draw:layer="layout" svg:x1="8.083cm" svg:y1="12.059cm" svg:x2="7.581cm" svg:y2="11.712cm">
            <text:p/>
          </draw:line>
        </draw:g>
        <draw:custom-shape draw:style-name="gr4" draw:text-style-name="P1" draw:layer="layout" svg:width="5.588cm" svg:height="1.27cm" svg:x="5.826cm" svg:y="9.001cm">
          <text:p text:style-name="P2"><text:span text:style-name="T1">Transport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6.461cm" svg:y1="6.08cm" svg:x2="10.906cm" svg:y2="6.08cm">
            <text:p/>
          </draw:line>
          <draw:line draw:style-name="gr3" draw:text-style-name="P2" draw:layer="layout" svg:x1="6.461cm" svg:y1="6.842cm" svg:x2="10.906cm" svg:y2="6.842cm">
            <text:p/>
          </draw:line>
          <draw:line draw:style-name="gr3" draw:text-style-name="P2" draw:layer="layout" svg:x1="6.842cm" svg:y1="6.08cm" svg:x2="6.842cm" svg:y2="6.842cm">
            <text:p/>
          </draw:line>
          <draw:line draw:style-name="gr3" draw:text-style-name="P2" draw:layer="layout" svg:x1="7.477cm" svg:y1="6.08cm" svg:x2="7.477cm" svg:y2="6.842cm">
            <text:p/>
          </draw:line>
          <draw:line draw:style-name="gr3" draw:text-style-name="P2" draw:layer="layout" svg:x1="8.112cm" svg:y1="6.08cm" svg:x2="8.112cm" svg:y2="6.842cm">
            <text:p/>
          </draw:line>
          <draw:line draw:style-name="gr3" draw:text-style-name="P2" draw:layer="layout" svg:x1="8.747cm" svg:y1="6.08cm" svg:x2="8.747cm" svg:y2="6.842cm">
            <text:p/>
          </draw:line>
          <draw:line draw:style-name="gr3" draw:text-style-name="P2" draw:layer="layout" svg:x1="9.382cm" svg:y1="6.08cm" svg:x2="9.382cm" svg:y2="6.842cm">
            <text:p/>
          </draw:line>
          <draw:line draw:style-name="gr3" draw:text-style-name="P2" draw:layer="layout" svg:x1="10.017cm" svg:y1="6.08cm" svg:x2="10.017cm" svg:y2="6.842cm">
            <text:p/>
          </draw:line>
          <draw:line draw:style-name="gr3" draw:text-style-name="P2" draw:layer="layout" svg:x1="10.652cm" svg:y1="6.08cm" svg:x2="10.652cm" svg:y2="6.842cm">
            <text:p/>
          </draw:line>
        </draw:g>
        <draw:line draw:style-name="gr5" draw:text-style-name="P2" draw:layer="layout" svg:x1="7.223cm" svg:y1="3.032cm" svg:x2="7.223cm" svg:y2="5.953cm">
          <text:p/>
        </draw:line>
        <draw:line draw:style-name="gr5" draw:text-style-name="P2" draw:layer="layout" svg:x1="7.858cm" svg:y1="3.032cm" svg:x2="7.858cm" svg:y2="5.953cm">
          <text:p/>
        </draw:line>
        <draw:line draw:style-name="gr5" draw:text-style-name="P2" draw:layer="layout" svg:x1="8.493cm" svg:y1="3.032cm" svg:x2="8.493cm" svg:y2="5.953cm">
          <text:p/>
        </draw:line>
        <draw:line draw:style-name="gr5" draw:text-style-name="P2" draw:layer="layout" svg:x1="9.128cm" svg:y1="3.032cm" svg:x2="9.128cm" svg:y2="5.953cm">
          <text:p/>
        </draw:line>
        <draw:line draw:style-name="gr5" draw:text-style-name="P2" draw:layer="layout" svg:x1="9.763cm" svg:y1="3.032cm" svg:x2="9.763cm" svg:y2="5.953cm">
          <text:p/>
        </draw:line>
        <draw:g>
          <draw:line draw:style-name="gr3" draw:text-style-name="P2" draw:layer="layout" svg:x1="9.763cm" svg:y1="8.239cm" svg:x2="11.922cm" svg:y2="8.239cm">
            <text:p/>
          </draw:line>
          <draw:line draw:style-name="gr3" draw:text-style-name="P2" draw:layer="layout" svg:x1="9.763cm" svg:y1="8.62cm" svg:x2="11.922cm" svg:y2="8.62cm">
            <text:p/>
          </draw:line>
          <draw:line draw:style-name="gr3" draw:text-style-name="P2" draw:layer="layout" svg:x1="9.948cm" svg:y1="8.239cm" svg:x2="9.948cm" svg:y2="8.62cm">
            <text:p/>
          </draw:line>
          <draw:line draw:style-name="gr3" draw:text-style-name="P2" draw:layer="layout" svg:x1="10.256cm" svg:y1="8.239cm" svg:x2="10.256cm" svg:y2="8.62cm">
            <text:p/>
          </draw:line>
          <draw:line draw:style-name="gr3" draw:text-style-name="P2" draw:layer="layout" svg:x1="10.565cm" svg:y1="8.239cm" svg:x2="10.565cm" svg:y2="8.62cm">
            <text:p/>
          </draw:line>
          <draw:line draw:style-name="gr3" draw:text-style-name="P2" draw:layer="layout" svg:x1="10.873cm" svg:y1="8.239cm" svg:x2="10.873cm" svg:y2="8.62cm">
            <text:p/>
          </draw:line>
          <draw:line draw:style-name="gr3" draw:text-style-name="P2" draw:layer="layout" svg:x1="11.182cm" svg:y1="8.239cm" svg:x2="11.182cm" svg:y2="8.62cm">
            <text:p/>
          </draw:line>
          <draw:line draw:style-name="gr3" draw:text-style-name="P2" draw:layer="layout" svg:x1="11.49cm" svg:y1="8.239cm" svg:x2="11.49cm" svg:y2="8.62cm">
            <text:p/>
          </draw:line>
          <draw:line draw:style-name="gr3" draw:text-style-name="P2" draw:layer="layout" svg:x1="11.799cm" svg:y1="8.239cm" svg:x2="11.799cm" svg:y2="8.62cm">
            <text:p/>
          </draw:line>
        </draw:g>
        <draw:frame draw:style-name="gr6" draw:text-style-name="P3" draw:layer="layout" svg:width="1.577cm" svg:height="0.806cm" svg:x="8.313cm" svg:y="8.068cm">
          <draw:text-box>
            <text:p><text:span text:style-name="T2">send</text:span></text:p>
          </draw:text-box>
        </draw:frame>
        <draw:line draw:style-name="gr7" draw:text-style-name="P2" draw:layer="layout" svg:x1="8.239cm" svg:y1="8.112cm" svg:x2="8.239cm" svg:y2="11.668cm">
          <text:p/>
        </draw:line>
        <draw:frame draw:style-name="gr6" draw:text-style-name="P3" draw:layer="layout" svg:width="3.698cm" svg:height="0.806cm" svg:x="4.732cm" svg:y="8.041cm">
          <draw:text-box>
            <text:p><text:span text:style-name="T2">bundler th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3:39:53</meta:creation-date>
    <dc:date>2014-01-04T12:30:52</dc:date>
    <meta:editing-duration>PT38M11S</meta:editing-duration>
    <meta:editing-cycles>15</meta:editing-cycles>
    <meta:generator>LibreOffice/3.6$Linux_X86_64 LibreOffice_project/360m1$Build-2</meta:generator>
    <meta:document-statistic meta:object-count="39"/>
  </office:meta>
</office:document-meta>
</file>